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feb5_feb1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37.8506" calcext:value-type="float">
            <text:p>1437.8506</text:p>
          </table:table-cell>
          <table:table-cell office:value-type="float" office:value="779.0653" calcext:value-type="float">
            <text:p>779.0653</text:p>
          </table:table-cell>
          <table:table-cell office:value-type="float" office:value="116182.61910464" calcext:value-type="float">
            <text:p>116182.61910464</text:p>
          </table:table-cell>
          <table:table-cell office:value-type="float" office:value="252.391838879744" calcext:value-type="float">
            <text:p>252.39</text:p>
          </table:table-cell>
          <table:table-cell office:value-type="float" office:value="4999429034707556" calcext:value-type="float">
            <text:p>4.999E+15</text:p>
          </table:table-cell>
          <table:table-cell office:value-type="float" office:value="340.855715962987" calcext:value-type="float">
            <text:p>340.86</text:p>
          </table:table-cell>
          <table:table-cell office:value-type="float" office:value="0.808586164077474" calcext:value-type="float">
            <text:p>0.80858616407747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28.6929" calcext:value-type="float">
            <text:p>1228.6929</text:p>
          </table:table-cell>
          <table:table-cell office:value-type="float" office:value="541.1097" calcext:value-type="float">
            <text:p>541.1097</text:p>
          </table:table-cell>
          <table:table-cell office:value-type="float" office:value="167973.931855246" calcext:value-type="float">
            <text:p>167973.931855246</text:p>
          </table:table-cell>
          <table:table-cell office:value-type="float" office:value="315.957810950817" calcext:value-type="float">
            <text:p>315.96</text:p>
          </table:table-cell>
          <table:table-cell office:value-type="float" office:value="3.66450708972143E+016" calcext:value-type="float">
            <text:p>3.665E+16</text:p>
          </table:table-cell>
          <table:table-cell office:value-type="float" office:value="409.846229524253" calcext:value-type="float">
            <text:p>409.85</text:p>
          </table:table-cell>
          <table:table-cell office:value-type="float" office:value="0.426538802746452" calcext:value-type="float">
            <text:p>0.42653880274645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36.1868" calcext:value-type="float">
            <text:p>1136.1868</text:p>
          </table:table-cell>
          <table:table-cell office:value-type="float" office:value="438.52267" calcext:value-type="float">
            <text:p>438.52267</text:p>
          </table:table-cell>
          <table:table-cell office:value-type="float" office:value="109369.96213249" calcext:value-type="float">
            <text:p>109369.96213249</text:p>
          </table:table-cell>
          <table:table-cell office:value-type="float" office:value="247.433752745541" calcext:value-type="float">
            <text:p>247.43</text:p>
          </table:table-cell>
          <table:table-cell office:value-type="float" office:value="0.243490349454354" calcext:value-type="float">
            <text:p>2.435E-01</text:p>
          </table:table-cell>
          <table:table-cell office:value-type="float" office:value="330.711297255612" calcext:value-type="float">
            <text:p>330.71</text:p>
          </table:table-cell>
          <table:table-cell office:value-type="float" office:value="0.437109460638924" calcext:value-type="float">
            <text:p>0.43710946063892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90.477" calcext:value-type="float">
            <text:p>1190.477</text:p>
          </table:table-cell>
          <table:table-cell office:value-type="float" office:value="537.69763" calcext:value-type="float">
            <text:p>537.69763</text:p>
          </table:table-cell>
          <table:table-cell office:value-type="float" office:value="158135.258994818" calcext:value-type="float">
            <text:p>158135.258994818</text:p>
          </table:table-cell>
          <table:table-cell office:value-type="float" office:value="302.605609689996" calcext:value-type="float">
            <text:p>302.61</text:p>
          </table:table-cell>
          <table:table-cell office:value-type="float" office:value="9.00867322023773E+015" calcext:value-type="float">
            <text:p>9.009E+15</text:p>
          </table:table-cell>
          <table:table-cell office:value-type="float" office:value="397.662242355014" calcext:value-type="float">
            <text:p>397.66</text:p>
          </table:table-cell>
          <table:table-cell office:value-type="float" office:value="0.454007587680489" calcext:value-type="float">
            <text:p>0.45400758768048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20.3535" calcext:value-type="float">
            <text:p>1820.3535</text:p>
          </table:table-cell>
          <table:table-cell office:value-type="float" office:value="665.6176" calcext:value-type="float">
            <text:p>665.6176</text:p>
          </table:table-cell>
          <table:table-cell office:value-type="float" office:value="150162.321747327" calcext:value-type="float">
            <text:p>150162.321747327</text:p>
          </table:table-cell>
          <table:table-cell office:value-type="float" office:value="301.867282222966" calcext:value-type="float">
            <text:p>301.87</text:p>
          </table:table-cell>
          <table:table-cell office:value-type="float" office:value="1.3556465873332E+016" calcext:value-type="float">
            <text:p>1.356E+16</text:p>
          </table:table-cell>
          <table:table-cell office:value-type="float" office:value="387.507834433482" calcext:value-type="float">
            <text:p>387.51</text:p>
          </table:table-cell>
          <table:table-cell office:value-type="float" office:value="0.661239754223007" calcext:value-type="float">
            <text:p>0.66123975422300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78.4106" calcext:value-type="float">
            <text:p>1278.4106</text:p>
          </table:table-cell>
          <table:table-cell office:value-type="float" office:value="728.68823" calcext:value-type="float">
            <text:p>728.68823</text:p>
          </table:table-cell>
          <table:table-cell office:value-type="float" office:value="70338.4021041424" calcext:value-type="float">
            <text:p>70338.4021041424</text:p>
          </table:table-cell>
          <table:table-cell office:value-type="float" office:value="195.537514369331" calcext:value-type="float">
            <text:p>195.54</text:p>
          </table:table-cell>
          <table:table-cell office:value-type="float" office:value="1.32453038963557E+016" calcext:value-type="float">
            <text:p>1.325E+16</text:p>
          </table:table-cell>
          <table:table-cell office:value-type="float" office:value="265.213879923624" calcext:value-type="float">
            <text:p>265.21</text:p>
          </table:table-cell>
          <table:table-cell office:value-type="float" office:value="0.867535501060324" calcext:value-type="float">
            <text:p>0.86753550106032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80.45453" calcext:value-type="float">
            <text:p>480.45453</text:p>
          </table:table-cell>
          <table:table-cell office:value-type="float" office:value="466.92416" calcext:value-type="float">
            <text:p>466.92416</text:p>
          </table:table-cell>
          <table:table-cell office:value-type="float" office:value="131399.389496251" calcext:value-type="float">
            <text:p>131399.389496251</text:p>
          </table:table-cell>
          <table:table-cell office:value-type="float" office:value="269.577632936515" calcext:value-type="float">
            <text:p>269.58</text:p>
          </table:table-cell>
          <table:table-cell office:value-type="float" office:value="3.40862951043833E+017" calcext:value-type="float">
            <text:p>3.409E+17</text:p>
          </table:table-cell>
          <table:table-cell office:value-type="float" office:value="362.490537112697" calcext:value-type="float">
            <text:p>362.49</text:p>
          </table:table-cell>
          <table:table-cell office:value-type="float" office:value="0.399054129036593" calcext:value-type="float">
            <text:p>0.39905412903659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32.4783" calcext:value-type="float">
            <text:p>1132.4783</text:p>
          </table:table-cell>
          <table:table-cell office:value-type="float" office:value="581.6971" calcext:value-type="float">
            <text:p>581.6971</text:p>
          </table:table-cell>
          <table:table-cell office:value-type="float" office:value="106708.639067955" calcext:value-type="float">
            <text:p>106708.639067955</text:p>
          </table:table-cell>
          <table:table-cell office:value-type="float" office:value="238.974605206082" calcext:value-type="float">
            <text:p>238.97</text:p>
          </table:table-cell>
          <table:table-cell office:value-type="float" office:value="5891735427358804" calcext:value-type="float">
            <text:p>5.892E+15</text:p>
          </table:table-cell>
          <table:table-cell office:value-type="float" office:value="326.662882905228" calcext:value-type="float">
            <text:p>326.66</text:p>
          </table:table-cell>
          <table:table-cell office:value-type="float" office:value="0.685698233280403" calcext:value-type="float">
            <text:p>0.6856982332804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298.2285" calcext:value-type="float">
            <text:p>1298.2285</text:p>
          </table:table-cell>
          <table:table-cell office:value-type="float" office:value="708.28845" calcext:value-type="float">
            <text:p>708.28845</text:p>
          </table:table-cell>
          <table:table-cell office:value-type="float" office:value="117292.198448361" calcext:value-type="float">
            <text:p>117292.198448361</text:p>
          </table:table-cell>
          <table:table-cell office:value-type="float" office:value="262.54975063229" calcext:value-type="float">
            <text:p>262.55</text:p>
          </table:table-cell>
          <table:table-cell office:value-type="float" office:value="1.16452221583343E+017" calcext:value-type="float">
            <text:p>1.165E+17</text:p>
          </table:table-cell>
          <table:table-cell office:value-type="float" office:value="342.479486171597" calcext:value-type="float">
            <text:p>342.48</text:p>
          </table:table-cell>
          <table:table-cell office:value-type="float" office:value="0.766273358255896" calcext:value-type="float">
            <text:p>0.7662733582558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22.5703" calcext:value-type="float">
            <text:p>1222.5703</text:p>
          </table:table-cell>
          <table:table-cell office:value-type="float" office:value="605.29016" calcext:value-type="float">
            <text:p>605.29016</text:p>
          </table:table-cell>
          <table:table-cell office:value-type="float" office:value="125284.746994581" calcext:value-type="float">
            <text:p>125284.746994581</text:p>
          </table:table-cell>
          <table:table-cell office:value-type="float" office:value="265.210644181476" calcext:value-type="float">
            <text:p>265.21</text:p>
          </table:table-cell>
          <table:table-cell office:value-type="float" office:value="6.00735389973759E+016" calcext:value-type="float">
            <text:p>6.007E+16</text:p>
          </table:table-cell>
          <table:table-cell office:value-type="float" office:value="351.492233960499" calcext:value-type="float">
            <text:p>351.49</text:p>
          </table:table-cell>
          <table:table-cell office:value-type="float" office:value="0.611782554555507" calcext:value-type="float">
            <text:p>0.611782554555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29.9688" calcext:value-type="float">
            <text:p>329.9688</text:p>
          </table:table-cell>
          <table:table-cell office:value-type="float" office:value="113.46756" calcext:value-type="float">
            <text:p>113.46756</text:p>
          </table:table-cell>
          <table:table-cell office:value-type="float" office:value="28522.8714569813" calcext:value-type="float">
            <text:p>28522.8714569813</text:p>
          </table:table-cell>
          <table:table-cell office:value-type="float" office:value="35.5379809901361" calcext:value-type="float">
            <text:p>35.54</text:p>
          </table:table-cell>
          <table:table-cell office:value-type="float" office:value="1.0494026904786E+017" calcext:value-type="float">
            <text:p>1.049E+17</text:p>
          </table:table-cell>
          <table:table-cell office:value-type="float" office:value="41.6888049725447" calcext:value-type="float">
            <text:p>41.69</text:p>
          </table:table-cell>
          <table:table-cell office:value-type="float" office:value="0.173490454900401" calcext:value-type="float">
            <text:p>0.173490454900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07:56.887518677</dc:date>
    <meta:editing-duration>PT1M16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